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d46a4"/>
    </style:style>
    <style:style style:name="P2" style:family="paragraph" style:parent-style-name="Heading_20_3">
      <style:text-properties officeooo:paragraph-rsid="000cfbbb"/>
    </style:style>
    <style:style style:name="P3" style:family="paragraph" style:parent-style-name="Heading_20_3">
      <style:text-properties officeooo:rsid="000f7fbb" officeooo:paragraph-rsid="0010333d"/>
    </style:style>
    <style:style style:name="P4" style:family="paragraph" style:parent-style-name="Standard">
      <style:text-properties officeooo:paragraph-rsid="000cfbbb"/>
    </style:style>
    <style:style style:name="P5" style:family="paragraph" style:parent-style-name="Standard">
      <style:text-properties officeooo:rsid="000cfbbb" officeooo:paragraph-rsid="000cfbbb"/>
    </style:style>
    <style:style style:name="P6" style:family="paragraph" style:parent-style-name="Standard">
      <style:text-properties officeooo:rsid="000d46a4" officeooo:paragraph-rsid="000d46a4"/>
    </style:style>
    <style:style style:name="P7" style:family="paragraph" style:parent-style-name="Standard">
      <style:text-properties officeooo:rsid="000d46a4" officeooo:paragraph-rsid="000d8518"/>
    </style:style>
    <style:style style:name="P8" style:family="paragraph" style:parent-style-name="Standard">
      <style:text-properties officeooo:rsid="000d8518" officeooo:paragraph-rsid="000d8518"/>
    </style:style>
    <style:style style:name="P9" style:family="paragraph" style:parent-style-name="Standard">
      <style:text-properties officeooo:paragraph-rsid="000d8518"/>
    </style:style>
    <style:style style:name="P10" style:family="paragraph" style:parent-style-name="Standard">
      <style:text-properties officeooo:rsid="000f7fbb" officeooo:paragraph-rsid="000f7fbb"/>
    </style:style>
    <style:style style:name="P11" style:family="paragraph" style:parent-style-name="Standard">
      <style:text-properties officeooo:rsid="0015e03c" officeooo:paragraph-rsid="0015e03c"/>
    </style:style>
    <style:style style:name="P12" style:family="paragraph" style:parent-style-name="Text_20_body">
      <style:text-properties officeooo:paragraph-rsid="000cfbbb"/>
    </style:style>
    <style:style style:name="P13" style:family="paragraph" style:parent-style-name="Text_20_body">
      <style:text-properties officeooo:paragraph-rsid="0010333d"/>
    </style:style>
    <style:style style:name="P14" style:family="paragraph" style:parent-style-name="Text_20_body">
      <style:text-properties officeooo:rsid="0010333d" officeooo:paragraph-rsid="0010333d"/>
    </style:style>
    <style:style style:name="P15" style:family="paragraph" style:parent-style-name="Text_20_body">
      <style:text-properties officeooo:rsid="00121264" officeooo:paragraph-rsid="00121264"/>
    </style:style>
    <style:style style:name="P16" style:family="paragraph" style:parent-style-name="Text_20_body">
      <style:text-properties officeooo:rsid="0012ca18" officeooo:paragraph-rsid="0012ca18"/>
    </style:style>
    <style:style style:name="P17" style:family="paragraph" style:parent-style-name="Text_20_body">
      <style:text-properties officeooo:paragraph-rsid="0012ca18"/>
    </style:style>
    <style:style style:name="P18" style:family="paragraph" style:parent-style-name="Text_20_body">
      <style:text-properties officeooo:rsid="001344d2" officeooo:paragraph-rsid="001344d2"/>
    </style:style>
    <style:style style:name="T1" style:family="text">
      <style:text-properties officeooo:rsid="000cfbbb"/>
    </style:style>
    <style:style style:name="T2" style:family="text">
      <style:text-properties officeooo:rsid="000d46a4"/>
    </style:style>
    <style:style style:name="T3" style:family="text">
      <style:text-properties officeooo:rsid="000d8518"/>
    </style:style>
    <style:style style:name="T4" style:family="text">
      <style:text-properties officeooo:rsid="000f7fbb"/>
    </style:style>
    <style:style style:name="T5" style:family="text">
      <style:text-properties officeooo:rsid="0010333d"/>
    </style:style>
    <style:style style:name="T6" style:family="text">
      <style:text-properties officeooo:rsid="00121264"/>
    </style:style>
    <style:style style:name="T7" style:family="text">
      <style:text-properties officeooo:rsid="0012ca18"/>
    </style:style>
    <style:style style:name="T8" style:family="text">
      <style:text-properties officeooo:rsid="001344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Разведочный анализ датасетов по шести загрязнителям, <text:span text:style-name="T2">предоставленных Нидерландами,</text:span> за период с 2013 по 2022 годы</text:h>
      <text:p text:style-name="Standard"/>
      <text:p text:style-name="Standard"/>
      <text:h text:style-name="Heading_20_3" text:outline-level="3"><text:span text:style-name="T1">1. </text:span>jupiter-файлы EDA</text:h>
      <text:p text:style-name="P4"/>
      <text:p text:style-name="Standard">jupiter-файл EDA с таблицами, графиками и выводами <text:span text:style-name="T1">можно найти по следующ</text:span><text:span text:style-name="T2">е</text:span><text:span text:style-name="T1"> ссылк</text:span><text:span text:style-name="T2">е:</text:span></text:p>
      <text:p text:style-name="Standard"/>
      <text:p text:style-name="Standard"><text:a xlink:type="simple" xlink:href="https://github.com/AlexandraNasonova/air_pollution_predict/blob/master/airpollpredictor/eda/aqeda.ipynb" text:style-name="Internet_20_link" text:visited-style-name="Visited_20_Internet_20_Link">https://github.com/AlexandraNasonova/air_pollution_predict/blob/master/airpollpredictor/eda/aqeda.ipynb</text:a></text:p>
      <text:p text:style-name="Standard"/>
      <text:p text:style-name="P11">Выводы в данном документе по больше части повторяют выводы в jupiter-файле.</text:p>
      <text:p text:style-name="Standard"/>
      <text:h text:style-name="P2" text:outline-level="3">2. <text:span text:style-name="T1">Анализ п</text:span>ропущенны<text:span text:style-name="T1">х, невалидных, повторяющихся значений</text:span></text:h>
      <text:p text:style-name="P12"/>
      <text:p text:style-name="P4"><text:span text:style-name="T1">2.1. В датасете не всегда указаны значения концентраций (столбец Concentration). Их доля зависит от загрязнителя и составляет от </text:span><text:span text:style-name="T2">3 </text:span><text:span text:style-name="T1">до </text:span><text:span text:style-name="T2">7%</text:span><text:span text:style-name="T1">.</text:span></text:p>
      <text:p text:style-name="P4"><text:span text:style-name="T1">Строки с неуказанными концентрациями необходимо оставить для сохранения последовательности непрерывной.</text:span></text:p>
      <text:p text:style-name="P4"/>
      <text:p text:style-name="P4"><text:span text:style-name="T1">2.2. </text:span><text:span text:style-name="T2">Н</text:span>евалидированны<text:span text:style-name="T2">е</text:span> данные (Validity &lt;= 0 или не определено), <text:span text:style-name="T2">для которых концентрация указана, в датасете не найдены</text:span>. </text:p>
      <text:p text:style-name="P4">В соответствии с документацией к датасету, невалидными являются данные за пределами измерений приборов и проч. В данной работы не стоит цель оценки качества работы приборов, поэтому <text:span text:style-name="T2">если </text:span>такие <text:span text:style-name="T2">данные будут найдены в датасетах по другим старанам, то </text:span>концентрации необходимо <text:span text:style-name="T2">будет </text:span>заменить на NaN и рассматривать впоследствии как отсутствующие.</text:p>
      <text:p text:style-name="P4"/>
      <text:p text:style-name="P4"><text:span text:style-name="T1">2.3</text:span>. Есть неверифицированные или непрошедшие полный процесс верификации данные (Verification != 1). <text:span text:style-name="T1">Их доля зависит от загрязнителя и составляет от </text:span><text:span text:style-name="T2">0 (для NO2) </text:span><text:span text:style-name="T1">до </text:span><text:span text:style-name="T2">24% (для PM2.5)</text:span><text:span text:style-name="T1">.</text:span> Такие данные не должны входить в формальные отчеты. Но в нашей учебной работе исключать их необходимости нет. <text:span text:style-name="T1">Поэтому мы их будем рассматривать как верифицированные данные.</text:span></text:p>
      <text:p text:style-name="P4"/>
      <text:p text:style-name="P4"><text:span text:style-name="T1">2.</text:span>4. Минимальные значения Concentration меньше нуля или равны нулю. <text:span text:style-name="T2">Такие концентрации</text:span> не имеет физического смысла, <text:span text:style-name="T2">н</text:span>о, в соответствии с <text:span text:style-name="T1">изученными </text:span>регламентами, можно утверждать, что в датасетах допускается небольшое количество отрицательных значений (если так отработал датчик, а показания <text:span text:style-name="T1">должны быть сданы</text:span>).</text:p>
      <text:p text:style-name="P6">Доля отрицательных значений в основном не <text:span text:style-name="T3">от 0 до</text:span> <text:span text:style-name="T3">2,7 </text:span>%, кроме SO2 с <text:span text:style-name="T3">9</text:span>%.</text:p>
      <text:p text:style-name="P7">Доля нулевый значений в основном не более 1%, кроме SO2 с 3%.</text:p>
      <text:p text:style-name="P7"/>
      <text:p text:style-name="P7"><text:span text:style-name="T3">Построены распредления отрицательных значений. Пики этих распределений находятся вблизи нуля, но встречаются значения существенно меньше нуля. Последние значения принято решение считать невалидными.</text:span></text:p>
      <text:p text:style-name="P9"><text:span text:style-name="T3">Таким образом, з</text:span>начения в близи нуля требуется привести к нулю, считая приборной погрешностью. Значения существенно выше нуля, можно счесть невалидными и проставить для них NaN.</text:p>
      <text:p text:style-name="P8"><text:soft-page-break/>Что касается <text:s/><text:span text:style-name="T2">SO2, </text:span>далее в ходе анализа был построен временной ряд по одной из станций измерения SO2. И на этом временном ряду видно, что до 2018 года эта станция выдавала очень много отрицательных концентраций. После 2018 года временной ряд стал совершенно другим, без заметных на графике отрицательных концентраций. Видимо поменяли оборудование или еще каким-то образом повлияли на качество измрений. Поэтому, возможно имеет смысл исключить данную станцию из прогноза.</text:p>
      <text:p text:style-name="P4"/>
      <text:p text:style-name="P5">2.5. Были найдены 2 строки с неуказанными значениями для кода станции и даты измерения. <text:span text:style-name="T3">Эти строки были удалены, их никак невозможно учесть в прогнозе.</text:span></text:p>
      <text:p text:style-name="P5"/>
      <text:p text:style-name="P4"><text:span text:style-name="T1">2.6</text:span>. Для всех загрязнителей, кроме PM2.5 <text:span text:style-name="T1">и PM10</text:span>, имеется только один тип временного интервала измерения концентраций - по часам (столбец AveragingTime). В случае с PM2.5 <text:span text:style-name="T1">и PM10 вторым интервалом является день, других интервалов нет.</text:span></text:p>
      <text:p text:style-name="P4"><text:span text:style-name="T1">С целью сохранения временной последовательности непрерывной и однотипной, было принято решение </text:span>дополнить датасет строками на каждый час <text:span text:style-name="T1">на</text:span> <text:span text:style-name="T1">день до DatetimeEnd строки с интервалом day. В новые строки записать</text:span> концентрации Na<text:span text:style-name="T1">N,</text:span> <text:span text:style-name="T1">а </text:span>друг<text:span text:style-name="T1">ие</text:span> значения взят<text:span text:style-name="T1">ь</text:span> из строки <text:span text:style-name="T1">с </text:span><text:s/>интервалом <text:span text:style-name="T1">day</text:span>.</text:p>
      <text:p text:style-name="P4"/>
      <text:p text:style-name="P5">2.7. Было обнаружено, что одна станция на один час может выдавать 2 значения Концентрации. Эти значения могут быть как одинаковыми, так и различными. <text:span text:style-name="T2">Доля таких значений доходит до 30% в случае загрязнителя NO2. Анализ показал, что более 2х значений не бывает. </text:span><text:span text:style-name="T4">Дело в том, что одной станции может соответствовать 2 различных значения SamplingProcess. </text:span></text:p>
      <text:p text:style-name="P10">Поскольку эти данные не являются полными дубликатами и несут полезную информацию, то решено их оставить. </text:p>
      <text:p text:style-name="P10"/>
      <text:p text:style-name="P10"/>
      <text:h text:style-name="P3" text:outline-level="3"><text:span text:style-name="T5">3</text:span>. <text:span text:style-name="T1">Анализ </text:span><text:span text:style-name="T5">выбросов</text:span></text:h>
      <text:p text:style-name="P13"/>
      <text:p text:style-name="P14">3.1. Анализ выбросов был проведен в по каждой станции в отдельности. На boxplot-диаграмах видно, что есть станции на которых выбросы <text:span text:style-name="T6">существенны, на 1-2 порядка превышают средние значения.</text:span></text:p>
      <text:p text:style-name="P14">3.2. Доля выборосов в разрезе загрязнителей составляет от 1 до 7% (SO2).</text:p>
      <text:p text:style-name="P14"><text:span text:style-name="T6">3.3</text:span>. Есть станции с выбросами значительно большими, чем на других станциях. Причем и количество таких выбросов не единично, что может свидетельствовать о том, что это часть их технологического процесса, а не случайность. <text:span text:style-name="T6">В таком случае, отбрасывать их нельзя, возможно удастся выделить сезонность.</text:span></text:p>
      <text:p text:style-name="P15">3.4. Наиболее значительны выбросы у PM2.5, PM10, SO2 (на 2 порядка). Данные загрязнители являются продуктом работы индустриальных предприятий и вполне могут соответствовать реальным значениям, связанным с нештатными ситуациями. Их необходимо учитывать и рассмотреть отдельно.</text:p>
      <text:p text:style-name="P14"><text:span text:style-name="T6">3</text:span>.<text:span text:style-name="T6">5.</text:span> Как правило, концентрации в разрезе станций имеют положительно скошенное распределение с одним пиком. Значения среднего и медианы близки, медиана немного меньше. </text:p>
      <text:p text:style-name="P14"><text:span text:style-name="T6">3.6</text:span>. У О3 имеется второй пик вблизи нуля.</text:p>
      <text:h text:style-name="Heading_20_3" text:outline-level="3"><text:soft-page-break/>4. Анализ корреляций между загрязнителями</text:h>
      <text:p text:style-name="Text_20_body"/>
      <text:p text:style-name="Text_20_body"><text:span text:style-name="T7">4.1.</text:span> Видна очень сильная корреляция между PM2.5 и PM10, что понятно, потому что у них один источник - сжигание угля и проч. К тому же возможно при измерении PM10 частично учитываются и PM2.5.</text:p>
      <text:p text:style-name="Text_20_body"><text:span text:style-name="T7">4.</text:span>2. Есть умеренная корреляция между CO и PM2.5/PM10, , что понятно, потому что у них один источник - сжигание угля и проч.</text:p>
      <text:p text:style-name="Text_20_body"><text:span text:style-name="T7">4.</text:span>3. Корреляция между SO2 и PM2.5/PM10 очень слабая, хотя у них предположительно также один источник.</text:p>
      <text:p text:style-name="Text_20_body"><text:span text:style-name="T7">4.</text:span>4. Видна сильная концентрация между CO и NO2, что понятно, потому что у них один источник - сжигание дизельного топлива.</text:p>
      <text:p text:style-name="Text_20_body"><text:span text:style-name="T7">4.</text:span>5. Имеется довольная сильная отрицательная корреляция между O3 и NO2. Связано это с механизмом формирования ground level ozone (O3) из (в том числе) NOx. Таким образом О3 преобразовываясь из NO2 снижает концентрацию последнего.</text:p>
      <text:p text:style-name="Text_20_body"/>
      <text:h text:style-name="Heading_20_3" text:outline-level="3">5. Анализ в разрезе метаданных по станциям</text:h>
      <text:p text:style-name="Text_20_body"/>
      <text:p text:style-name="P17"><text:span text:style-name="T7">5.1. Из метаданных по станциям были взяты </text:span><text:span text:style-name="T8">2 </text:span><text:span text:style-name="T7">классификатор</text:span><text:span text:style-name="T8">а. Превый - это</text:span><text:span text:style-name="T7"> </text:span><text:span text:style-name="T8">т</text:span><text:span text:style-name="T7">ип местности, где размещены станции: rural (сельскохозяйственная) и urban (урбанизированная), suburban (промежуточная). </text:span><text:span text:style-name="T8">Второй - направленность станции: background (нет доминирующих источников), industrial (источники - заводы, теплостанции и проч) и traffic (источники – транспорт).</text:span></text:p>
      <text:p text:style-name="P18">5.2. Анализ концентраций в разрезе типа местности.</text:p>
      <text:p text:style-name="P16"><text:span text:style-name="T8"><text:tab/>5.2</text:span>.<text:span text:style-name="T8">1.</text:span> В среднем концентрации О3, PM2.5, PM10 не зависят от типа местности.</text:p>
      <text:p text:style-name="P16"><text:span text:style-name="T8"><text:tab/>5.2</text:span>.<text:span text:style-name="T8">2.</text:span> Концентрации CO в урбанизированной местности немного выше, чем в <text:tab/>сельской. По suburban местности данных нет.</text:p>
      <text:p text:style-name="P16"><text:span text:style-name="T8"><text:tab/>5.2.3</text:span>. Концентрации SO2 максимальна в урбанизированной местности (в 2 раза выше, <text:tab/>чем в сельской), что вероятно связано с наличием там заводов и тепловых станций. <text:tab/>Почему в <text:tab/>suburban местности средняя концентрация почти в 2 раза меньше, чем в <text:tab/>сельской, неясно.</text:p>
      <text:p text:style-name="P16"><text:span text:style-name="T8"><text:tab/>5.2.</text:span>4. Концентрации NO2 максимальна в урбанизированной местности (в 1.5 раза <text:tab/>выше, чем в сельской), и немного выше в suburban. Что вероятно связано с большим <text:tab/>количеством транспорта в них.</text:p>
      <text:p text:style-name="P18">5.3. Анализ концентраций в разрезе направленности станций.</text:p>
      <text:p text:style-name="P18"><text:tab/>5.3.1. Концентрации О3 для станций background несколько выше, но существенно для <text:tab/>разных направленностей станций не отличаются.</text:p>
      <text:p text:style-name="P18"><text:soft-page-break/><text:tab/>5.3.2. Концентрации PM2.5, PM10, CO существенно для разных направленностей <text:tab/>станций не отличаются, в industrial / traffic немного выше.</text:p>
      <text:p text:style-name="P18"><text:tab/>5.3.3. Данных о SO2 для станций traffic нет. Для industrial в 3 раза выше, чем для и <text:tab/>background.</text:p>
      <text:p text:style-name="P18"><text:tab/>5.3.4. Концентрации NO2 в среднем почти в 2 раза выше для станций traffic, чем для <text:tab/>background, и почти в 1,5 раза выше для станций industrial, чем для background</text:p>
      <text:p text:style-name="P18"><text:tab/></text:p>
      <text:h text:style-name="Heading_20_3" text:outline-level="3">6. Временные ряды концентраций загрязнителей</text:h>
      <text:p text:style-name="P18"/>
      <text:p text:style-name="P18">6.1. На графике концентрации О3 видна сезонность с пиками летом и минимума зимой. Вероятно это связано с механизмом образования О3 через NOx соединения, которые могут выделяться при аграрных и вегетационных процессах. Преимущественно эти процессы приходятся на лето и высокие температуры. Также на лето приходятся выбросы, причем сравнивая 2 станции складывается впечатление, что выбросы приходятся на одни и те же даты. Возможно жо связано с какими-то массовыми сельхоз работами.</text:p>
      <text:p text:style-name="P18">6.2. На графике концентрации PM2.5 также видна сезонность, но видна не так явно, требуется проверка. Небольшой подъем приходится на начало года. Поскольку PM2.5 активно выделяется при сжигании топлива, то повышенные концентрации могут быть связаны с активным отопительным сезоном, т.е. с периодами низких температур. Так же четко на начало каждого года приходятся огромные выбросы. Есть предположение, что это связано с рождественскими фейерверками.</text:p>
      <text:p text:style-name="P18">6.3. График концентрации PM10 очень похож на график PM2.5, что и понятно, потому что эти загрязнители производятся одними и теми же технологическими и природными процессами. Но для PM10 есть большие выбросы на начало года, но есть и другие. Надо посмотреть на какие даты они приходятся. Так же приведен нетипичный график, станция находится на границе города по тем же координатам, что и станция измерения PM2.5 с графика с "рождественскими" выбросами, что неожиданно. Может быть оборудование настроено иначе.</text:p>
      <text:p text:style-name="P18">6.4. График концентрации CO также на первый взгляд имеет сезонность с подъемами зимой и спадами летом. Вероятно это связано с более активным сжиганием топлива в отопительные сезоны.</text:p>
      <text:p text:style-name="P18">6.5. График концентрации SO2 возможно имеет убывающий тренд. Кажется также, что есть некоторая сезонность с убыванием концентрации летом. На одном из графиков видно, что внезапно изменилась структура данных, стало меньше отрицательных значений. Возможно сменили оборудование.</text:p>
      <text:p text:style-name="P18">6.6. На график концентрации NO2 видно, что выбросы невелики. Это можно объяснить тем, что основным источником NO2 являются дизельные двигатели и ситуаций, когда их начинают внезапно использовать намного больше обычного, нетипичны. Возможно есть сезонность с подъемом зимой и спуском летом, что можно также объяснить особенностями работы двигателей при низких температурах. Данных после 2018 года нет, объяснения этому пока не найдены.</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668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5:33:12.380892522</meta:creation-date>
    <dc:date>2022-11-21T17:50:55.517610187</dc:date>
    <meta:editing-duration>PT2M8S</meta:editing-duration>
    <meta:editing-cycles>2</meta:editing-cycles>
    <meta:generator>LibreOffice/7.3.7.2$Linux_X86_64 LibreOffice_project/30$Build-2</meta:generator>
    <meta:document-statistic meta:table-count="0" meta:image-count="0" meta:object-count="0" meta:page-count="4" meta:paragraph-count="55" meta:word-count="1391" meta:character-count="9823" meta:non-whitespace-character-count="8459"/>
  </office:meta>
</office:document-meta>
</file>